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0.807cm" fo:min-width="2.0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3" style:family="graphic" style:parent-style-name="objectwithoutfill">
      <style:graphic-properties svg:stroke-width="0.212cm" svg:stroke-color="#808080" draw:marker-start="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6.398cm" fo:min-width="5.548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2.95cm" fo:min-width="3.5cm"/>
    </style:style>
    <style:style style:name="gr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5.798cm" fo:min-width="5.4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4.3cm"/>
    </style:style>
    <style:style style:name="gr11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3.1cm"/>
    </style:style>
    <style:style style:name="gr13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.6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6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3.498cm" fo:min-width="4.84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148cm" fo:min-width="0.898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2.87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/>
    </style:style>
    <style:style style:name="gr22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4.698cm" fo:min-width="5.7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4.298cm" fo:min-width="6.348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212cm" svg:stroke-color="#808080" draw:marker-start="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5.398cm" fo:min-width="5.4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gr27" style:family="graphic" style:parent-style-name="objectwithoutfill">
      <style:graphic-properties draw:stroke="dash" draw:stroke-dash="Fine_20_Dashed" svg:stroke-width="0.035cm" svg:stroke-color="#ed1c24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Fine_20_Dashed" svg:stroke-width="0.035cm" svg:stroke-color="#00a65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  <style:text-properties style:font-name="CMU Concrete"/>
    </style:style>
    <style:style style:name="P3" style:family="paragraph">
      <loext:graphic-properties draw:fill="none" draw:fill-color="#ffffff"/>
      <style:paragraph-properties fo:text-align="center"/>
      <style:text-properties fo:color="#ce181e" style:font-name="CMU Concret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style:font-name="CMU Concrete"/>
    </style:style>
    <style:style style:name="P6" style:family="paragraph">
      <loext:graphic-properties draw:fill="none" draw:fill-color="#ffffff"/>
      <style:text-properties style:font-name="CMU Concrete"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CMU Concrete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ce181e" style:text-line-through-style="none" style:text-line-through-type="none" style:font-name="CMU Concre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loext:graphic-properties draw:fill="none" draw:fill-color="#ffffff"/>
    </style:style>
    <style:style style:name="T1" style:family="text">
      <style:text-properties style:font-name="CMU Concrete"/>
    </style:style>
    <style:style style:name="T2" style:family="text">
      <style:text-properties style:text-position="-33% 58%" style:font-name="CMU Concrete"/>
    </style:style>
    <style:style style:name="T3" style:family="text">
      <style:text-properties style:text-position="0% 100%" style:font-name="CMU Concrete"/>
    </style:style>
    <style:style style:name="T4" style:family="text">
      <style:text-properties fo:color="#ce181e" style:font-name="CMU Concrete" fo:font-size="14pt" style:font-size-asian="14pt" style:font-size-complex="14pt"/>
    </style:style>
    <style:style style:name="T5" style:family="text">
      <style:text-properties style:font-name="CMU Concrete" fo:font-size="12pt" style:font-size-asian="12pt" style:font-size-complex="12pt"/>
    </style:style>
    <style:style style:name="T6" style:family="text">
      <style:text-properties fo:color="#ce181e" style:text-line-through-style="none" style:text-line-through-type="none" style:font-name="CMU Concre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ce181e" style:text-line-through-style="none" style:text-line-through-type="none" style:text-position="-33% 58%" style:font-name="CMU Concre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ce181e" style:text-line-through-style="none" style:text-line-through-type="none" style:text-position="0% 100%" style:font-name="CMU Concre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position="-33% 58%" style:font-name="CMU Concret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2cm" svg:x="6.8cm" svg:y="11cm">
          <text:p text:style-name="P1"><text:span text:style-name="T1">NH</text:span><text:span text:style-name="T2">3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7" draw:id="id7" draw:layer="layout" svg:width="2.5cm" svg:height="2cm" svg:x="9.5cm" svg:y="11cm">
          <text:p text:style-name="P1"><text:span text:style-name="T1">O</text:span><text:span text:style-name="T2">2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" draw:id="id4" draw:layer="layout" svg:width="2.5cm" svg:height="2cm" svg:x="12.2cm" svg:y="11cm">
          <text:p text:style-name="P1"><text:span text:style-name="T3">H</text:span><text:span text:style-name="T2">2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4.2cm" svg:height="2.9cm" svg:x="8.2cm" svg:y="22.7cm">
          <draw:text-box>
            <text:p text:style-name="P1"><text:span text:style-name="T4">Ammonia </text:span><text:span text:style-name="T4">Turbine</text:span></text:p>
          </draw:text-box>
        </draw:frame>
        <draw:line draw:style-name="gr3" draw:text-style-name="P4" draw:layer="layout" svg:x1="14.2cm" svg:y1="21.2cm" svg:x2="11.799cm" svg:y2="21.2cm">
          <text:p/>
        </draw:line>
        <draw:connector draw:style-name="gr4" draw:text-style-name="P4" draw:layer="layout" draw:line-skew="-0.199cm -0.651cm" svg:x1="7.6cm" svg:y1="17cm" svg:x2="8.05cm" svg:y2="13cm" draw:start-shape="id1" draw:start-glue-point="3" draw:end-shape="id2" draw:end-glue-point="7" svg:d="M7600 17000h-700v-2900h1150v-1100" svg:viewBox="0 0 1151 4001">
          <text:p/>
        </draw:connector>
        <draw:custom-shape draw:style-name="gr5" draw:text-style-name="P5" xml:id="id1" draw:id="id1" draw:layer="layout" svg:width="4cm" svg:height="1cm" svg:x="7.6cm" svg:y="16.5cm">
          <text:p text:style-name="P1"><text:span text:style-name="T1">Prec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6cm" svg:y1="19cm" svg:x2="9.6cm" svg:y2="17.5cm" draw:end-shape="id1" draw:end-glue-point="2" svg:d="M9600 19000v-1500" svg:viewBox="0 0 1 1501">
          <text:p/>
        </draw:connector>
        <draw:custom-shape draw:style-name="gr6" draw:text-style-name="P4" xml:id="id13" draw:id="id13" draw:layer="layout" svg:width="6.1cm" svg:height="6.7cm" svg:x="6.6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4" draw:id="id14" draw:layer="layout" svg:width="4cm" svg:height="3.2cm" svg:x="18.7cm" svg:y="15.2cm">
          <text:p text:style-name="P1"><text:span text:style-name="T1">SOFC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5.2cm" svg:y1="20.2cm" svg:x2="15.2cm" svg:y2="16.7cm">
          <text:p/>
        </draw:line>
        <draw:custom-shape draw:style-name="gr8" draw:text-style-name="P4" xml:id="id9" draw:id="id9" draw:layer="layout" svg:width="6cm" svg:height="6.1cm" svg:x="17.5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5cm" svg:height="2.123cm" svg:x="19.2cm" svg:y="18.777cm">
          <draw:text-box>
            <text:p text:style-name="P1"><text:span text:style-name="T4">Solid Oxide </text:span><text:span text:style-name="T4">Fuel Cell</text:span></text:p>
          </draw:text-box>
        </draw:frame>
        <draw:custom-shape draw:style-name="gr10" draw:text-style-name="P5" xml:id="id6" draw:id="id6" draw:layer="layout" svg:width="4.8cm" svg:height="2.1cm" svg:x="6.5cm" svg:y="3.2cm">
          <text:p text:style-name="P1"><text:span text:style-name="T1">Electroly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" draw:id="id3" draw:layer="layout" svg:width="4.8cm" svg:height="2.1cm" svg:x="17.5cm" svg:y="3.2cm">
          <text:p text:style-name="P1"><text:span text:style-name="T1">Haber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2cm" svg:y1="22.3cm" svg:x2="11.2cm" svg:y2="25.8cm">
          <text:p/>
        </draw:line>
        <draw:custom-shape draw:style-name="gr12" draw:text-style-name="P5" xml:id="id5" draw:id="id5" draw:layer="layout" svg:width="3.6cm" svg:height="2.2cm" svg:x="19.4cm" svg:y="8.3cm">
          <text:p text:style-name="P1"><text:span text:style-name="T1">Air</text:span></text:p>
          <text:p text:style-name="P1"><text:span text:style-name="T1">Sepa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8cm" svg:y1="25.8cm" svg:x2="8cm" svg:y2="22.3cm">
          <text:p/>
        </draw:line>
        <draw:frame draw:style-name="gr14" draw:text-style-name="P6" draw:layer="layout" svg:width="1.188cm" svg:height="0.844cm" svg:x="7.412cm" svg:y="25.656cm">
          <draw:text-box>
            <text:p><text:span text:style-name="T5">Air</text:span></text:p>
          </draw:text-box>
        </draw:frame>
        <draw:frame draw:style-name="gr15" draw:text-style-name="P6" draw:layer="layout" svg:width="3.732cm" svg:height="0.9cm" svg:x="10cm" svg:y="25.6cm">
          <draw:text-box>
            <text:p><text:span text:style-name="T5">Atmosphere</text:span></text:p>
          </draw:text-box>
        </draw:frame>
        <draw:custom-shape draw:style-name="gr16" draw:text-style-name="P4" draw:layer="layout" svg:width="5.4cm" svg:height="3.8cm" svg:x="18.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5.3cm" svg:height="2.93cm" svg:x="19.4cm" svg:y="10.67cm">
          <draw:text-box>
            <text:p text:style-name="P1"><text:span text:style-name="T4">Air Separation</text:span></text:p>
          </draw:text-box>
        </draw:frame>
        <draw:custom-shape draw:style-name="gr18" draw:text-style-name="P7" xml:id="id15" draw:id="id15" draw:layer="layout" svg:width="2cm" svg:height="2cm" svg:x="14.2cm" svg:y="20.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9" draw:text-style-name="P6" draw:layer="layout" svg:width="3.558cm" svg:height="0.844cm" svg:x="13.642cm" svg:y="22.3cm">
          <draw:text-box>
            <text:p><text:span text:style-name="T5">Grid </text:span><text:span text:style-name="T5">Coupling</text:span></text:p>
          </draw:text-box>
        </draw:frame>
        <draw:connector draw:style-name="gr4" draw:text-style-name="P4" draw:layer="layout" svg:x1="17.5cm" svg:y1="4.25cm" svg:x2="13.45cm" svg:y2="13cm" draw:start-shape="id3" draw:start-glue-point="3" draw:end-shape="id4" draw:end-glue-point="7" svg:d="M17500 4250h-1399v9252h-2651v-502" svg:viewBox="0 0 4051 9253">
          <text:p/>
        </draw:connector>
        <draw:connector draw:style-name="gr4" draw:text-style-name="P4" draw:layer="layout" draw:line-skew="0.499cm" svg:x1="22.3cm" svg:y1="4.25cm" svg:x2="21.2cm" svg:y2="8.3cm" draw:start-shape="id3" draw:start-glue-point="1" draw:end-shape="id5" draw:end-glue-point="0" svg:d="M22300 4250h1000v2550h-2100v1500" svg:viewBox="0 0 2101 4051">
          <text:p/>
        </draw:connector>
        <draw:connector draw:style-name="gr4" draw:text-style-name="P4" draw:layer="layout" draw:line-skew="0.644cm" svg:x1="16.873cm" svg:y1="1.212cm" svg:x2="19.9cm" svg:y2="3.2cm" draw:end-shape="id3" draw:end-glue-point="0" svg:d="M16873 1212v1388h3027v600" svg:viewBox="0 0 3028 1989">
          <text:p/>
        </draw:connector>
        <draw:frame draw:style-name="gr15" draw:text-style-name="P6" draw:layer="layout" svg:width="3.732cm" svg:height="0.9cm" svg:x="16.868cm" svg:y="1.8cm">
          <draw:text-box>
            <text:p><text:span text:style-name="T5">Purge Stream</text:span></text:p>
          </draw:text-box>
        </draw:frame>
        <draw:custom-shape draw:style-name="gr20" draw:text-style-name="P8" draw:layer="layout" svg:width="0.5cm" svg:height="0.2cm" svg:x="10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5cm" svg:height="0.2cm" svg:x="15.9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5cm" svg:height="0.2cm" svg:x="16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45cm" svg:y1="11cm" svg:x2="8.9cm" svg:y2="5.3cm" draw:start-shape="id4" draw:start-glue-point="5" draw:end-shape="id6" draw:end-glue-point="2" svg:d="M13450 11000v-2850h-4550v-2850" svg:viewBox="0 0 4551 5701">
          <text:p/>
        </draw:connector>
        <draw:custom-shape draw:style-name="gr20" draw:text-style-name="P8" draw:layer="layout" svg:width="0.5cm" svg:height="0.2cm" svg:x="13.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75cm" svg:y1="11cm" svg:x2="19.4cm" svg:y2="9.4cm" draw:start-shape="id7" draw:start-glue-point="5" draw:end-shape="id5" draw:end-glue-point="3" svg:d="M10750 11000v-1600h8650" svg:viewBox="0 0 8651 1601">
          <text:p/>
        </draw:connector>
        <draw:custom-shape draw:style-name="gr20" draw:text-style-name="P8" draw:layer="layout" svg:width="0.5cm" svg:height="0.2cm" svg:x="8.7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75cm" svg:x1="8.05cm" svg:y1="11cm" svg:x2="19.9cm" svg:y2="5.3cm" draw:start-shape="id2" draw:start-glue-point="5" draw:end-shape="id3" draw:end-glue-point="2" svg:d="M8050 11000v-3600h11850v-2100" svg:viewBox="0 0 11851 5701">
          <text:p/>
        </draw:connector>
        <draw:custom-shape draw:style-name="gr18" draw:text-style-name="P7" draw:layer="layout" svg:width="2cm" svg:height="2cm" svg:x="13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9" draw:text-style-name="P6" draw:layer="layout" svg:width="3.558cm" svg:height="0.844cm" svg:x="12.442cm" svg:y="5.4cm">
          <draw:text-box>
            <text:p><text:span text:style-name="T5">Grid Coupling</text:span></text:p>
          </draw:text-box>
        </draw:frame>
        <draw:line draw:style-name="gr3" draw:text-style-name="P4" draw:layer="layout" svg:x1="11.3cm" svg:y1="4.3cm" svg:x2="13cm" svg:y2="4.3cm">
          <text:p/>
        </draw:line>
        <draw:connector draw:style-name="gr4" draw:text-style-name="P4" draw:layer="layout" draw:line-skew="0.521cm" svg:x1="6.5cm" svg:y1="4.25cm" svg:x2="4.558cm" svg:y2="6.99cm" draw:start-shape="id6" draw:start-glue-point="3" svg:d="M6500 4250h-700v2740h-1242" svg:viewBox="0 0 1943 2741">
          <text:p/>
        </draw:connector>
        <draw:connector draw:style-name="gr4" draw:text-style-name="P4" draw:layer="layout" draw:line-skew="0.743cm" svg:x1="11.745cm" svg:y1="1.214cm" svg:x2="8.9cm" svg:y2="3.2cm" draw:end-shape="id6" svg:d="M11745 1214v1486h-2845v500" svg:viewBox="0 0 2846 1987">
          <text:p/>
        </draw:connector>
        <draw:frame draw:style-name="gr15" draw:text-style-name="P6" draw:layer="layout" svg:width="3.732cm" svg:height="0.9cm" svg:x="8.368cm" svg:y="1.9cm">
          <draw:text-box>
            <text:p><text:span text:style-name="T5">Purge Stream</text:span></text:p>
          </draw:text-box>
        </draw:frame>
        <draw:frame draw:style-name="gr21" draw:text-style-name="P9" draw:layer="layout" svg:width="3.732cm" svg:height="1.437cm" svg:x="3.3cm" svg:y="6.263cm">
          <draw:text-box>
            <text:p text:style-name="P1"><text:span text:style-name="T5">Water</text:span></text:p>
            <text:p text:style-name="P1"><text:span text:style-name="T5">(unpurified)</text:span></text:p>
          </draw:text-box>
        </draw:frame>
        <draw:custom-shape draw:style-name="gr22" draw:text-style-name="P4" draw:layer="layout" svg:width="6.3cm" svg:height="5cm" svg:x="16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.3cm" svg:height="2.93cm" svg:x="18cm" svg:y="1.07cm">
          <draw:text-box>
            <text:p text:style-name="P1"><text:span text:style-name="T6">NH</text:span><text:span text:style-name="T7">3</text:span><text:span text:style-name="T8"> Formation</text:span></text:p>
          </draw:text-box>
        </draw:frame>
        <draw:custom-shape draw:style-name="gr23" draw:text-style-name="P4" xml:id="id11" draw:id="id11" draw:layer="layout" svg:width="6.9cm" svg:height="4.6cm" svg:x="5.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5.3cm" svg:height="2.93cm" svg:x="7.2cm" svg:y="1.07cm">
          <draw:text-box>
            <text:p text:style-name="P1"><text:span text:style-name="T4">Electrolyser</text:span></text:p>
          </draw:text-box>
        </draw:frame>
        <draw:connector draw:style-name="gr4" draw:text-style-name="P4" draw:layer="layout" draw:line-skew="0.699cm" svg:x1="23cm" svg:y1="9.4cm" svg:x2="22.706cm" svg:y2="13.028cm" draw:start-shape="id5" draw:start-glue-point="1" svg:d="M23000 9400h1200v3628h-1494" svg:viewBox="0 0 1495 3629">
          <text:p/>
        </draw:connector>
        <draw:frame draw:style-name="gr21" draw:text-style-name="P9" draw:layer="layout" svg:width="3.2cm" svg:height="1.437cm" svg:x="21.4cm" svg:y="12.363cm">
          <draw:text-box>
            <text:p text:style-name="P1"><text:span text:style-name="T5">Air</text:span></text:p>
            <text:p text:style-name="P1"><text:span text:style-name="T5">(unpurifie</text:span><text:span text:style-name="T5">d)</text:span></text:p>
          </draw:text-box>
        </draw:frame>
        <draw:frame draw:style-name="gr21" draw:text-style-name="P9" draw:layer="layout" svg:width="3.2cm" svg:height="1.437cm" svg:x="21.1cm" svg:y="6.7cm">
          <draw:text-box>
            <text:p text:style-name="P1"><text:span text:style-name="T5">N</text:span><text:span text:style-name="T9">2</text:span></text:p>
          </draw:text-box>
        </draw:frame>
        <draw:line draw:style-name="gr11" draw:text-style-name="P4" draw:layer="layout" svg:x1="22.7cm" svg:y1="18.4cm" svg:x2="22.7cm" svg:y2="21.4cm">
          <text:p/>
        </draw:line>
        <draw:frame draw:style-name="gr15" draw:text-style-name="P6" draw:layer="layout" svg:width="3.732cm" svg:height="0.9cm" svg:x="20.3cm" svg:y="21.3cm">
          <draw:text-box>
            <text:p><text:span text:style-name="T5">To </text:span><text:span text:style-name="T5">Atmospher</text:span><text:span text:style-name="T5">e</text:span></text:p>
          </draw:text-box>
        </draw:frame>
        <draw:line draw:style-name="gr24" draw:text-style-name="P4" draw:layer="layout" svg:x1="15.1cm" svg:y1="16.8cm" svg:x2="18.7cm" svg:y2="16.8cm">
          <text:p/>
        </draw:line>
        <draw:custom-shape draw:style-name="gr7" draw:text-style-name="P5" xml:id="id8" draw:id="id8" draw:layer="layout" svg:width="4cm" svg:height="3.2cm" svg:x="18.8cm" svg:y="23.4cm"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6cm" svg:height="5.7cm" svg:x="17.8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5.1cm" svg:height="1.023cm" svg:x="19.1cm" svg:y="27.8cm">
          <draw:text-box>
            <text:p text:style-name="P1"><text:span text:style-name="T4">Power Control</text:span></text:p>
          </draw:text-box>
        </draw:frame>
        <draw:connector draw:style-name="gr27" draw:text-style-name="P4" xml:id="id12" draw:id="id12" draw:layer="layout" svg:x1="18.8cm" svg:y1="25cm" svg:x2="10.869cm" svg:y2="27.159cm" draw:start-shape="id8" svg:d="M18800 25000h-4216v2159h-3715" svg:viewBox="0 0 7932 2160">
          <text:p/>
        </draw:connector>
        <draw:connector draw:style-name="gr28" draw:text-style-name="P4" draw:layer="layout" draw:line-skew="0.537cm 0.273cm" svg:x1="20.8cm" svg:y1="23.4cm" svg:x2="23.5cm" svg:y2="17.45cm" draw:start-shape="id8" draw:start-glue-point="0" draw:end-shape="id9" draw:end-glue-point="1" svg:d="M20800 23400v-900h3500v-5050h-800" svg:viewBox="0 0 3501 5951">
          <text:p/>
        </draw:connector>
        <draw:connector draw:style-name="gr27" draw:text-style-name="P4" draw:layer="layout" svg:x1="22.8cm" svg:y1="25cm" svg:x2="24.595cm" svg:y2="19.965cm" draw:start-shape="id8" draw:start-glue-point="1" draw:end-shape="id10" draw:end-glue-point="2" svg:d="M22800 25000h1795v-5035" svg:viewBox="0 0 1796 5036">
          <text:p/>
        </draw:connector>
        <draw:connector draw:style-name="gr28" draw:text-style-name="P4" xml:id="id10" draw:id="id10" draw:layer="layout" draw:line-skew="-0.273cm" svg:x1="24.595cm" svg:y1="19.965cm" svg:x2="8.85cm" svg:y2="1cm" draw:end-shape="id11" draw:end-glue-point="0" svg:d="M24595 19965v-19765h-15745v800" svg:viewBox="0 0 15746 19766">
          <text:p/>
        </draw:connector>
        <draw:connector draw:style-name="gr28" draw:text-style-name="P4" draw:layer="layout" svg:x1="10.869cm" svg:y1="27.159cm" svg:x2="9.65cm" svg:y2="24.7cm" draw:start-shape="id12" draw:start-glue-point="3" draw:end-shape="id13" draw:end-glue-point="2" svg:d="M10869 27159h-1219v-2459" svg:viewBox="0 0 1220 2460">
          <text:p/>
        </draw:connector>
        <draw:connector draw:style-name="gr4" draw:text-style-name="P4" draw:layer="layout" svg:x1="20.7cm" svg:y1="15.2cm" svg:x2="8.05cm" svg:y2="13cm" draw:start-shape="id14" draw:start-glue-point="0" draw:end-shape="id2" draw:end-glue-point="7" svg:d="M20700 15200v-1099h-12650v-1101" svg:viewBox="0 0 12651 2201">
          <text:p/>
        </draw:connector>
        <draw:connector draw:style-name="gr29" draw:text-style-name="P4" draw:layer="layout" draw:line-skew="-0.507cm 0.299cm" svg:x1="16.2cm" svg:y1="21.2cm" svg:x2="20.8cm" svg:y2="26.6cm" draw:start-shape="id15" draw:start-glue-point="10" draw:end-shape="id8" draw:end-glue-point="2" svg:d="M16200 21200h800v6200h3800v-800" svg:viewBox="0 0 4601 6201">
          <text:p/>
        </draw:connector>
        <draw:custom-shape draw:style-name="gr7" draw:text-style-name="P5" draw:layer="layout" svg:width="4cm" svg:height="3.2cm" svg:x="7.6cm" svg:y="19.1cm">
          <text:p text:style-name="P1"><text:span text:style-name="T1">Gas</text:span></text:p>
          <text:p text:style-name="P1"><text:span text:style-name="T1">Turb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1" draw:layer="layout" svg:width="0.722cm" svg:height="0.886cm" svg:x="32.1cm" svg:y="7.9cm">
          <draw:text-box>
            <text:p text:style-name="P1"><text:span text:style-name="T4">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5:24:27.393420994</meta:creation-date>
    <dc:date>2018-04-30T18:15:44.049432711</dc:date>
    <meta:editing-duration>PT2H38M20S</meta:editing-duration>
    <meta:editing-cycles>19</meta:editing-cycles>
    <meta:generator>LibreOffice/5.4.6.2$Linux_X86_64 LibreOffice_project/40m0$Build-2</meta:generator>
    <meta:document-statistic meta:object-count="65"/>
  </office:meta>
</office:document-meta>
</file>